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3d74a" officeooo:paragraph-rsid="0013d74a"/>
    </style:style>
    <style:style style:name="P2" style:family="paragraph" style:parent-style-name="Standard">
      <style:text-properties style:font-name="Liberation Serif" officeooo:rsid="0016d92f" officeooo:paragraph-rsid="0016d92f"/>
    </style:style>
    <style:style style:name="P3" style:family="paragraph" style:parent-style-name="Standard">
      <style:text-properties style:font-name="Liberation Serif" officeooo:rsid="0022537e" officeooo:paragraph-rsid="0022537e"/>
    </style:style>
    <style:style style:name="P4" style:family="paragraph" style:parent-style-name="Standard">
      <style:text-properties style:font-name="Liberation Serif" officeooo:rsid="00234144" officeooo:paragraph-rsid="00234144"/>
    </style:style>
    <style:style style:name="P5" style:family="paragraph" style:parent-style-name="Standard">
      <style:text-properties style:font-name="Liberation Serif" officeooo:rsid="00268bf9" officeooo:paragraph-rsid="00268bf9"/>
    </style:style>
    <style:style style:name="P6" style:family="paragraph" style:parent-style-name="Standard">
      <style:text-properties style:font-name="Liberation Serif" officeooo:rsid="00278630" officeooo:paragraph-rsid="00278630"/>
    </style:style>
    <style:style style:name="P7" style:family="paragraph" style:parent-style-name="Standard">
      <style:text-properties style:font-name="Courier 10 Pitch" officeooo:rsid="0013d74a" officeooo:paragraph-rsid="0013d74a"/>
    </style:style>
    <style:style style:name="P8" style:family="paragraph" style:parent-style-name="Standard">
      <style:text-properties style:font-name="Courier 10 Pitch" officeooo:rsid="0013d74a" officeooo:paragraph-rsid="002787c8"/>
    </style:style>
    <style:style style:name="P9" style:family="paragraph" style:parent-style-name="Standard">
      <style:text-properties style:font-name="Courier 10 Pitch" officeooo:rsid="0013d74a" officeooo:paragraph-rsid="00369d47"/>
    </style:style>
    <style:style style:name="P10" style:family="paragraph" style:parent-style-name="Standard">
      <style:text-properties style:font-name="Courier 10 Pitch" officeooo:rsid="0013d74a" officeooo:paragraph-rsid="00429099"/>
    </style:style>
    <style:style style:name="P11" style:family="paragraph" style:parent-style-name="Standard">
      <style:text-properties style:font-name="Courier 10 Pitch" officeooo:rsid="0013d74a" officeooo:paragraph-rsid="00440120"/>
    </style:style>
    <style:style style:name="P12" style:family="paragraph" style:parent-style-name="Standard">
      <style:text-properties style:font-name="Courier 10 Pitch" officeooo:rsid="0015721d" officeooo:paragraph-rsid="0013d74a"/>
    </style:style>
    <style:style style:name="P13" style:family="paragraph" style:parent-style-name="Standard">
      <style:text-properties style:font-name="Courier 10 Pitch" officeooo:rsid="0015721d" officeooo:paragraph-rsid="0015721d"/>
    </style:style>
    <style:style style:name="P14" style:family="paragraph" style:parent-style-name="Standard">
      <style:text-properties style:font-name="Courier 10 Pitch" officeooo:rsid="0015721d" officeooo:paragraph-rsid="002bdd3d"/>
    </style:style>
    <style:style style:name="P15" style:family="paragraph" style:parent-style-name="Standard">
      <style:text-properties style:font-name="Courier 10 Pitch" officeooo:rsid="0015721d" officeooo:paragraph-rsid="0037dca4"/>
    </style:style>
    <style:style style:name="P16" style:family="paragraph" style:parent-style-name="Standard">
      <style:text-properties style:font-name="Courier 10 Pitch" officeooo:rsid="0015721d" officeooo:paragraph-rsid="0039ac03"/>
    </style:style>
    <style:style style:name="P17" style:family="paragraph" style:parent-style-name="Standard">
      <style:text-properties style:font-name="Courier 10 Pitch" officeooo:rsid="0015721d" officeooo:paragraph-rsid="00429099"/>
    </style:style>
    <style:style style:name="P18" style:family="paragraph" style:parent-style-name="Standard">
      <style:text-properties style:font-name="Courier 10 Pitch" officeooo:rsid="0016d92f" officeooo:paragraph-rsid="0016d92f"/>
    </style:style>
    <style:style style:name="P19" style:family="paragraph" style:parent-style-name="Standard">
      <style:text-properties style:font-name="Courier 10 Pitch" officeooo:rsid="0018ab4f" officeooo:paragraph-rsid="0018ab4f"/>
    </style:style>
    <style:style style:name="P20" style:family="paragraph" style:parent-style-name="Standard">
      <style:text-properties style:font-name="Courier 10 Pitch" officeooo:rsid="001a8e03" officeooo:paragraph-rsid="001a8e03"/>
    </style:style>
    <style:style style:name="P21" style:family="paragraph" style:parent-style-name="Standard">
      <style:text-properties style:font-name="Courier 10 Pitch" officeooo:rsid="0022537e" officeooo:paragraph-rsid="0022537e"/>
    </style:style>
    <style:style style:name="P22" style:family="paragraph" style:parent-style-name="Standard">
      <style:text-properties style:font-name="Courier 10 Pitch" officeooo:rsid="00234144" officeooo:paragraph-rsid="00234144"/>
    </style:style>
    <style:style style:name="P23" style:family="paragraph" style:parent-style-name="Standard">
      <style:text-properties style:font-name="Courier 10 Pitch" officeooo:rsid="00259e36" officeooo:paragraph-rsid="00259e36"/>
    </style:style>
    <style:style style:name="P24" style:family="paragraph" style:parent-style-name="Standard">
      <style:text-properties style:font-name="Courier 10 Pitch" officeooo:rsid="00268bf9" officeooo:paragraph-rsid="00268bf9"/>
    </style:style>
    <style:style style:name="P25" style:family="paragraph" style:parent-style-name="Standard">
      <style:text-properties style:font-name="Courier 10 Pitch" officeooo:rsid="00278630" officeooo:paragraph-rsid="00278630"/>
    </style:style>
    <style:style style:name="P26" style:family="paragraph" style:parent-style-name="Standard">
      <style:text-properties style:font-name="Courier 10 Pitch" officeooo:rsid="002787c8" officeooo:paragraph-rsid="002787c8"/>
    </style:style>
    <style:style style:name="P27" style:family="paragraph" style:parent-style-name="Standard">
      <style:text-properties style:font-name="Courier 10 Pitch" officeooo:rsid="002787c8" officeooo:paragraph-rsid="0035ff35"/>
    </style:style>
    <style:style style:name="P28" style:family="paragraph" style:parent-style-name="Standard">
      <style:text-properties style:font-name="Courier 10 Pitch" officeooo:rsid="002787c8" officeooo:paragraph-rsid="00369d47"/>
    </style:style>
    <style:style style:name="P29" style:family="paragraph" style:parent-style-name="Standard">
      <style:text-properties style:font-name="Courier 10 Pitch" officeooo:rsid="002787c8" officeooo:paragraph-rsid="00429099"/>
    </style:style>
    <style:style style:name="P30" style:family="paragraph" style:parent-style-name="Standard">
      <style:text-properties style:font-name="Courier 10 Pitch" officeooo:rsid="00294f5b" officeooo:paragraph-rsid="002787c8"/>
    </style:style>
    <style:style style:name="P31" style:family="paragraph" style:parent-style-name="Standard">
      <style:text-properties style:font-name="Courier 10 Pitch" officeooo:rsid="00294f5b" officeooo:paragraph-rsid="00294f5b"/>
    </style:style>
    <style:style style:name="P32" style:family="paragraph" style:parent-style-name="Standard">
      <style:text-properties style:font-name="Courier 10 Pitch" officeooo:rsid="00294f5b" officeooo:paragraph-rsid="0037dca4"/>
    </style:style>
    <style:style style:name="P33" style:family="paragraph" style:parent-style-name="Standard">
      <style:text-properties style:font-name="Courier 10 Pitch" officeooo:rsid="00294f5b" officeooo:paragraph-rsid="0039ac03"/>
    </style:style>
    <style:style style:name="P34" style:family="paragraph" style:parent-style-name="Standard">
      <style:text-properties style:font-name="Courier 10 Pitch" officeooo:rsid="00294f5b" officeooo:paragraph-rsid="003b00d3"/>
    </style:style>
    <style:style style:name="P35" style:family="paragraph" style:parent-style-name="Standard">
      <style:text-properties style:font-name="Courier 10 Pitch" officeooo:rsid="00294f5b" officeooo:paragraph-rsid="00429099"/>
    </style:style>
    <style:style style:name="P36" style:family="paragraph" style:parent-style-name="Standard">
      <style:text-properties style:font-name="Courier 10 Pitch" officeooo:rsid="00294f5b" officeooo:paragraph-rsid="0044a27a"/>
    </style:style>
    <style:style style:name="P37" style:family="paragraph" style:parent-style-name="Standard">
      <style:text-properties style:font-name="Courier 10 Pitch" officeooo:rsid="00440120" officeooo:paragraph-rsid="00440120"/>
    </style:style>
    <style:style style:name="P38" style:family="paragraph" style:parent-style-name="Standard">
      <style:text-properties style:text-position="0% 100%" style:font-name="Courier 10 Pitch" fo:font-style="normal" officeooo:rsid="00333439" officeooo:paragraph-rsid="00333439" style:font-style-asian="normal" style:font-style-complex="normal"/>
    </style:style>
    <style:style style:name="P39" style:family="paragraph" style:parent-style-name="Standard">
      <style:text-properties style:text-position="0% 100%" style:font-name="Courier 10 Pitch" fo:font-style="normal" officeooo:rsid="00340a74" officeooo:paragraph-rsid="0035ff35" style:font-style-asian="normal" style:font-style-complex="normal"/>
    </style:style>
    <style:style style:name="P40" style:family="paragraph" style:parent-style-name="Standard">
      <style:text-properties style:text-position="0% 100%" style:font-name="Courier 10 Pitch" fo:font-style="normal" officeooo:rsid="002787c8" officeooo:paragraph-rsid="0035ff35" style:font-style-asian="normal" style:font-style-complex="normal"/>
    </style:style>
    <style:style style:name="P41" style:family="paragraph" style:parent-style-name="Standard">
      <style:text-properties style:text-position="0% 100%" style:font-name="Courier 10 Pitch" fo:font-style="normal" officeooo:rsid="002787c8" officeooo:paragraph-rsid="00429099" style:font-style-asian="normal" style:font-style-complex="normal"/>
    </style:style>
    <style:style style:name="P42" style:family="paragraph" style:parent-style-name="Standard">
      <style:text-properties style:text-position="0% 100%" style:font-name="Courier 10 Pitch" fo:font-style="normal" officeooo:rsid="0013d74a" officeooo:paragraph-rsid="00369d47" style:font-style-asian="normal" style:font-style-complex="normal"/>
    </style:style>
    <style:style style:name="P43" style:family="paragraph" style:parent-style-name="Standard">
      <style:text-properties style:text-position="0% 100%" style:font-name="Courier 10 Pitch" fo:font-style="normal" officeooo:rsid="0013d74a" officeooo:paragraph-rsid="0039ac03" style:font-style-asian="normal" style:font-style-complex="normal"/>
    </style:style>
    <style:style style:name="P44" style:family="paragraph" style:parent-style-name="Standard">
      <style:text-properties style:text-position="0% 100%" style:font-name="Courier 10 Pitch" fo:font-style="normal" officeooo:rsid="0013d74a" officeooo:paragraph-rsid="00440120" style:font-style-asian="normal" style:font-style-complex="normal"/>
    </style:style>
    <style:style style:name="P45" style:family="paragraph" style:parent-style-name="Standard">
      <style:text-properties style:text-position="0% 100%" style:font-name="Liberation Serif" fo:font-style="normal" officeooo:rsid="004140be" officeooo:paragraph-rsid="004140be" style:font-style-asian="normal" style:font-style-complex="normal"/>
    </style:style>
    <style:style style:name="P46" style:family="paragraph" style:parent-style-name="Standard">
      <style:paragraph-properties fo:break-before="page"/>
      <style:text-properties style:font-name="Liberation Serif" officeooo:rsid="00234144" officeooo:paragraph-rsid="00234144"/>
    </style:style>
    <style:style style:name="P47" style:family="paragraph" style:parent-style-name="Standard">
      <style:paragraph-properties fo:break-before="page"/>
      <style:text-properties style:text-position="0% 100%" style:font-name="Liberation Serif" fo:font-style="normal" officeooo:rsid="00333439" officeooo:paragraph-rsid="00333439" style:font-style-asian="normal" style:font-style-complex="normal"/>
    </style:style>
    <style:style style:name="T1" style:family="text">
      <style:text-properties style:font-name="Courier 10 Pitch" officeooo:rsid="0013d74a"/>
    </style:style>
    <style:style style:name="T2" style:family="text">
      <style:text-properties style:font-name="Courier 10 Pitch" officeooo:rsid="002787c8"/>
    </style:style>
    <style:style style:name="T3" style:family="text">
      <style:text-properties officeooo:rsid="0013d74a"/>
    </style:style>
    <style:style style:name="T4" style:family="text">
      <style:text-properties officeooo:rsid="001fffe5"/>
    </style:style>
    <style:style style:name="T5" style:family="text">
      <style:text-properties officeooo:rsid="00209191"/>
    </style:style>
    <style:style style:name="T6" style:family="text">
      <style:text-properties officeooo:rsid="00259e36"/>
    </style:style>
    <style:style style:name="T7" style:family="text">
      <style:text-properties officeooo:rsid="0026d860"/>
    </style:style>
    <style:style style:name="T8" style:family="text">
      <style:text-properties officeooo:rsid="00278630"/>
    </style:style>
    <style:style style:name="T9" style:family="text">
      <style:text-properties officeooo:rsid="0027e093"/>
    </style:style>
    <style:style style:name="T10" style:family="text">
      <style:text-properties officeooo:rsid="002a8b7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tyle="italic" officeooo:rsid="002a8b7d" style:font-style-asian="italic" style:font-style-complex="italic"/>
    </style:style>
    <style:style style:name="T13" style:family="text">
      <style:text-properties style:text-position="super 58%" fo:font-style="italic" officeooo:rsid="00333439" style:font-style-asian="italic" style:font-style-complex="italic"/>
    </style:style>
    <style:style style:name="T14" style:family="text">
      <style:text-properties style:text-position="super 58%" fo:font-style="italic" officeooo:rsid="003d32fe" style:font-style-asian="italic" style:font-style-complex="italic"/>
    </style:style>
    <style:style style:name="T15" style:family="text">
      <style:text-properties style:text-position="super 58%" officeooo:rsid="0037c88d"/>
    </style:style>
    <style:style style:name="T16" style:family="text">
      <style:text-properties style:text-position="super 58%" officeooo:rsid="00429099"/>
    </style:style>
    <style:style style:name="T17" style:family="text">
      <style:text-properties style:text-position="super 58%" officeooo:rsid="0037dca4"/>
    </style:style>
    <style:style style:name="T18" style:family="text">
      <style:text-properties officeooo:rsid="002c5a62"/>
    </style:style>
    <style:style style:name="T19" style:family="text">
      <style:text-properties officeooo:rsid="0030a061"/>
    </style:style>
    <style:style style:name="T20" style:family="text">
      <style:text-properties officeooo:rsid="00333439"/>
    </style:style>
    <style:style style:name="T21" style:family="text">
      <style:text-properties officeooo:rsid="0035ff35"/>
    </style:style>
    <style:style style:name="T22" style:family="text">
      <style:text-properties officeooo:rsid="0037c88d"/>
    </style:style>
    <style:style style:name="T23" style:family="text">
      <style:text-properties officeooo:rsid="0037dca4"/>
    </style:style>
    <style:style style:name="T24" style:family="text">
      <style:text-properties officeooo:rsid="0039bd5f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style="normal" officeooo:rsid="0013d74a" style:font-style-asian="normal" style:font-style-complex="normal"/>
    </style:style>
    <style:style style:name="T27" style:family="text">
      <style:text-properties style:text-position="0% 100%" fo:font-style="normal" officeooo:rsid="0027e093" style:font-style-asian="normal" style:font-style-complex="normal"/>
    </style:style>
    <style:style style:name="T28" style:family="text">
      <style:text-properties style:text-position="0% 100%" fo:font-style="normal" officeooo:rsid="0039bd5f" style:font-style-asian="normal" style:font-style-complex="normal"/>
    </style:style>
    <style:style style:name="T29" style:family="text">
      <style:text-properties style:text-position="0% 100%" fo:font-style="normal" officeooo:rsid="003b00d3" style:font-style-asian="normal" style:font-style-complex="normal"/>
    </style:style>
    <style:style style:name="T30" style:family="text">
      <style:text-properties officeooo:rsid="003d32fe"/>
    </style:style>
    <style:style style:name="T31" style:family="text">
      <style:text-properties officeooo:rsid="00429099"/>
    </style:style>
    <style:style style:name="T32" style:family="text">
      <style:text-properties officeooo:rsid="00440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. <text:s/>Write the transformation matrix that rotates around the origin by a counterclockwise angle of θ = π/6 radians. If I applied this to the point (10, 20), what are the (x, y) coordinates of the resulting point?</text:p>
      <text:p text:style-name="P7"/>
      <text:p text:style-name="P7">R(π/6) = </text:p>
      <text:p text:style-name="P7"><text:tab/>| <text:s/>cos(π/6) <text:s/>-sin(π/6) <text:s/>|</text:p>
      <text:p text:style-name="P7"><text:tab/>| <text:s/>sin(π/6) <text:s text:c="2"/>cos(π/6) <text:s/>|</text:p>
      <text:p text:style-name="P12"/>
      <text:p text:style-name="P13">P <text:tab/>= <text:span text:style-name="T10">| <text:s/>10 <text:s/>20 <text:s/>|</text:span><text:span text:style-name="T12">T</text:span></text:p>
      <text:p text:style-name="P18"/>
      <text:p text:style-name="P21">P'<text:tab/>= <text:span text:style-name="T19">P * R</text:span></text:p>
      <text:p text:style-name="P18">P' <text:tab/>= 10*<text:span text:style-name="T3">cos(π/6) </text:span>+ 20*<text:span text:style-name="T3">-sin(π/6) , </text:span>10*<text:span text:style-name="T3">sin(π/6) </text:span>+ 20*<text:span text:style-name="T3">cos(π/6)</text:span></text:p>
      <text:p text:style-name="P18"><text:tab/>= <text:span text:style-name="T18">(</text:span>9.816814532, 20.090548834<text:span text:style-name="T18">)</text:span></text:p>
      <text:p text:style-name="P18"/>
      <text:p text:style-name="P2"><text:tab/>2. <text:s/>Write the transformation matrix that translates by an offset of (30, −50). If I applied this to the point (10, 20), what are the (x, y) coordinates of the resulting point?</text:p>
      <text:p text:style-name="P2"/>
      <text:p text:style-name="P19">T(30, -50) =</text:p>
      <text:p text:style-name="P19"><text:tab/>| <text:s text:c="2"/><text:span text:style-name="T4">30 <text:s/></text:span>|</text:p>
      <text:p text:style-name="P19"><text:tab/>| <text:s/>-<text:span text:style-name="T4">50</text:span> <text:s/>|</text:p>
      <text:p text:style-name="P14"/>
      <text:p text:style-name="P14">P <text:tab/>= <text:span text:style-name="T10">| <text:s/>10 <text:s/>20 <text:s/>|</text:span><text:span text:style-name="T12">T</text:span></text:p>
      <text:p text:style-name="P20"/>
      <text:p text:style-name="P20">P' <text:tab/>= <text:span text:style-name="T4">P + T</text:span></text:p>
      <text:p text:style-name="P20"><text:tab/><text:span text:style-name="T5">= 10 + 30 , 20 + -50</text:span></text:p>
      <text:p text:style-name="P20"><text:tab/><text:span text:style-name="T5">= (40, -30)</text:span></text:p>
      <text:p text:style-name="P20"/>
      <text:p text:style-name="P3"><text:tab/>3. Write the transformation matrix that scales uniformly by a factor of 3. If I applied this to the point (10, 20), what are the (x, y) coordinates of the resulting point?</text:p>
      <text:p text:style-name="P21"/>
      <text:p text:style-name="P21">S(3) = </text:p>
      <text:p text:style-name="P21"><text:tab/>| <text:s/>3 <text:s/>0 <text:s/>|</text:p>
      <text:p text:style-name="P21"><text:tab/>| <text:s/>0 <text:s/>3 <text:s/>|</text:p>
      <text:p text:style-name="P14"/>
      <text:p text:style-name="P14">P <text:tab/>= <text:span text:style-name="T10">| <text:s/>10 <text:s/>20 <text:s/>|</text:span><text:span text:style-name="T12">T</text:span></text:p>
      <text:p text:style-name="P21">P'<text:tab/>= P * S</text:p>
      <text:p text:style-name="P21"><text:tab/>= 10*3 + 20*0 , 10*0 + 20*3</text:p>
      <text:p text:style-name="P21"><text:tab/>= (30, 60)</text:p>
      <text:p text:style-name="P21"/>
      <text:p text:style-name="P4"/>
      <text:p text:style-name="P46"><text:tab/>4. Write the transformation matrix that scales nonuniformly by a factor of 2 horizontally and 5 vertically. If I applied this to the point (10, 20), what are the (x, y) coordinates of the resulting point?</text:p>
      <text:p text:style-name="P22"/>
      <text:p text:style-name="P22">S(2, 5) =</text:p>
      <text:p text:style-name="P22"><text:tab/>| <text:s/>2 <text:s/>0 <text:s/>|</text:p>
      <text:p text:style-name="P22"><text:tab/>| <text:s/>0 <text:s/>5 <text:s/>| </text:p>
      <text:p text:style-name="P14"/>
      <text:p text:style-name="P14">P <text:tab/>= <text:span text:style-name="T10">| <text:s/>10 <text:s/>20 <text:s/>|</text:span><text:span text:style-name="T12">T</text:span></text:p>
      <text:p text:style-name="P22">P'<text:tab/>= <text:span text:style-name="T6">10*2 + 20*0 , 10*0 + 20*5</text:span></text:p>
      <text:p text:style-name="P23">P'<text:tab/>= (20, 100)</text:p>
      <text:p text:style-name="P23"/>
      <text:p text:style-name="P5"><text:tab/>5. Write the transformation matrix that will apply a shearing transform where x = x and y = 3x + y. If I applied this to the point (10, 20), what are the (x, y) coordinates of the resulting point?</text:p>
      <text:p text:style-name="P24"/>
      <text:p text:style-name="P24">Sh(x, 3x+y) = </text:p>
      <text:p text:style-name="P24"><text:tab/>| <text:s/><text:span text:style-name="T8">1 <text:s/>0</text:span> <text:s/>|<text:tab/><text:span text:style-name="T7">=<text:tab/>| <text:s text:c="2"/>x <text:s text:c="3"/>|</text:span></text:p>
      <text:p text:style-name="P24"><text:tab/>| <text:s/><text:span text:style-name="T8">3</text:span> <text:s/><text:span text:style-name="T8">1 <text:s/></text:span>|<text:tab/><text:tab/><text:span text:style-name="T7">| <text:s/>3x+y <text:s/>|</text:span></text:p>
      <text:p text:style-name="P14"/>
      <text:p text:style-name="P14">P <text:tab/>= <text:span text:style-name="T10">| <text:s/>10 <text:s/>20 <text:s/>|</text:span><text:span text:style-name="T12">T</text:span></text:p>
      <text:p text:style-name="P25">P' <text:tab/>= P * Sh</text:p>
      <text:p text:style-name="P25"><text:tab/>= 10*1 + 20*0 , 10*3 + 20*1</text:p>
      <text:p text:style-name="P25"><text:tab/>= (10, 50)</text:p>
      <text:p text:style-name="P25"/>
      <text:p text:style-name="P6"><text:tab/>6. Rotation around an arbitrary center of rotation c can be done by applying a translation by an offset of −c, rotating by the desired angle, and then translating by an offset of +c. Write an equation that would give you a single linear transformation rotates counterclockwise by an angle of θ = π/4 radians around the point 40, 50. You do not have to actually calculate this matrix—write it as the product of multiple other matrices. If I applied this sequence to the point (45, 50), what are the (x, y) coordinates of the resulting point?</text:p>
      <text:p text:style-name="P25"/>
      <text:p text:style-name="P26">T(40, 50) =</text:p>
      <text:p text:style-name="P26"><text:tab/>| <text:s/>40 <text:s/>|</text:p>
      <text:p text:style-name="P26"><text:tab/>| <text:s/>50 <text:s/>|</text:p>
      <text:p text:style-name="P26"/>
      <text:p text:style-name="P26">R(π/4) =</text:p>
      <text:p text:style-name="P8"><text:tab/>| <text:s/>cos(π/<text:span text:style-name="T9">4</text:span>) <text:s/>-sin(π/<text:span text:style-name="T9">4</text:span>) <text:s/>|</text:p>
      <text:p text:style-name="P8"><text:tab/>| <text:s/>sin(π/<text:span text:style-name="T9">4</text:span>) <text:s text:c="2"/>cos(π/<text:span text:style-name="T9">4</text:span>) <text:s/>|</text:p>
      <text:p text:style-name="P30"/>
      <text:p text:style-name="P32"><text:span text:style-name="T22">P'</text:span> <text:tab/>= ((P-T)*R)+T</text:p>
      <text:p text:style-name="P32"><text:span text:style-name="T1"/></text:p>
      <text:p text:style-name="P15">P <text:tab/>= <text:span text:style-name="T10">| <text:s/>45 <text:s/>50 <text:s/>|</text:span><text:span text:style-name="T12">T</text:span></text:p>
      <text:p text:style-name="P15"><text:span text:style-name="T12"/></text:p>
      <text:p text:style-name="P31"><text:span text:style-name="T23">P'</text:span><text:tab/><text:span text:style-name="T20">= ([5, 0]</text:span><text:span text:style-name="T13">T</text:span><text:span text:style-name="T20">*R)+T</text:span></text:p>
      <text:p text:style-name="P31"><text:tab/><text:span text:style-name="T20">= ([5*sqrt(2)/2, 5*sqrt(2)/2]</text:span><text:span text:style-name="T13">T</text:span><text:span text:style-name="T20">)+T</text:span></text:p>
      <text:p text:style-name="P31"><text:tab/><text:span text:style-name="T20">= | <text:s/>5/2*sqrt(2)+40 <text:s/>5/2*sqrt(2)+50 <text:s/>|</text:span><text:span text:style-name="T13">T</text:span></text:p>
      <text:p text:style-name="P38"/>
      <text:p text:style-name="P38"/>
      <text:p text:style-name="P47"><text:tab/>7. A square of length 20 on each side is centered at (100, 80) in world coordinates and tilted counterclockwise by an angle of π/4 radians. Write an equation that would give you a single transformation matrix that maps points in object coordinates to world coordinates. Where is the upper right corner of the square ((10, 10) in object space) in world coordinates?</text:p>
      <text:p text:style-name="P38"/>
      <text:p text:style-name="P39">T(100, 80) =</text:p>
      <text:p text:style-name="P27"><text:tab/>| <text:s/><text:span text:style-name="T21">100</text:span> <text:s/>|</text:p>
      <text:p text:style-name="P40"><text:tab/>| <text:s text:c="2"/><text:span text:style-name="T21">80</text:span> <text:s/>|</text:p>
      <text:p text:style-name="P27"/>
      <text:p text:style-name="P28">R(π/4) =</text:p>
      <text:p text:style-name="P9"><text:tab/>| <text:s/>cos(π/<text:span text:style-name="T9">4</text:span>) <text:s/>-sin(π/<text:span text:style-name="T9">4</text:span>) <text:s/>|</text:p>
      <text:p text:style-name="P43"><text:tab/>| <text:s/>sin(π/<text:span text:style-name="T9">4</text:span>) <text:s text:c="2"/>cos(π/<text:span text:style-name="T9">4</text:span>) <text:s/>|</text:p>
      <text:p text:style-name="P33"/>
      <text:p text:style-name="P33"><text:span text:style-name="T22">P</text:span><text:span text:style-name="T16">w</text:span> <text:tab/>= <text:span text:style-name="T24">(P*R)+T</text:span></text:p>
      <text:p text:style-name="P33"><text:span text:style-name="T1"/></text:p>
      <text:p text:style-name="P16">P <text:tab/>= <text:span text:style-name="T10">| <text:s/>10 <text:s/>10 <text:s/>|</text:span><text:span text:style-name="T12">T</text:span></text:p>
      <text:p text:style-name="P16"><text:span text:style-name="T12"/></text:p>
      <text:p text:style-name="P34"><text:span text:style-name="T23">P</text:span><text:span text:style-name="T16">W</text:span><text:tab/><text:span text:style-name="T20">= ([10, 10]</text:span><text:span text:style-name="T13">T</text:span><text:span text:style-name="T20">*R)+T</text:span></text:p>
      <text:p text:style-name="P34"><text:tab/><text:span text:style-name="T20">= ([10*(cos(π/4) + -sin(π/4)), 10*(</text:span><text:span text:style-name="T26">sin(π/</text:span><text:span text:style-name="T27">4</text:span><text:span text:style-name="T26">) </text:span><text:span text:style-name="T28">+ </text:span><text:span text:style-name="T26">cos(π/</text:span><text:span text:style-name="T27">4</text:span><text:span text:style-name="T26">)</text:span><text:span text:style-name="T29">)</text:span><text:span text:style-name="T20">]</text:span><text:span text:style-name="T13">T</text:span><text:span text:style-name="T20">)+T</text:span></text:p>
      <text:p text:style-name="P34"><text:tab/><text:span text:style-name="T20">= ([10*0, 10*</text:span><text:span text:style-name="T29">sqrt(2)</text:span><text:span text:style-name="T20">]</text:span><text:span text:style-name="T13">T</text:span><text:span text:style-name="T20">)+T</text:span></text:p>
      <text:p text:style-name="P34"><text:tab/><text:span text:style-name="T30">= | <text:s/>100 <text:s/>10*sqrt(2)+80 <text:s/>|</text:span><text:span text:style-name="T14">T</text:span></text:p>
      <text:p text:style-name="P42"/>
      <text:p text:style-name="P45"><text:span text:style-name="T31"><text:tab/>8. </text:span>Using the same square as in Question 7, write an equation that gives you a single transformation matrix that maps points in world coordinates to object coordinates. Use this to determine whether the point (90, 90) is in the square.</text:p>
      <text:p text:style-name="P35"/>
      <text:p text:style-name="P35"><text:span text:style-name="T22">P</text:span><text:span text:style-name="T16">O</text:span> <text:tab/>= <text:span text:style-name="T24">(P+T)*R</text:span></text:p>
      <text:p text:style-name="P37"/>
      <text:p text:style-name="P37">P<text:span text:style-name="T11">o</text:span><text:span text:style-name="T25"><text:tab/>=</text:span></text:p>
      <text:p text:style-name="P11"><text:tab/>| <text:s/>cos(π/<text:span text:style-name="T9">4</text:span>) <text:s text:c="2"/>sin(π/<text:span text:style-name="T9">4</text:span>) <text:s/>-<text:span text:style-name="T32">100 <text:s/></text:span>|</text:p>
      <text:p text:style-name="P44"><text:tab/>| <text:s/>-sin(π/<text:span text:style-name="T9">4</text:span>) <text:s/>cos(π/<text:span text:style-name="T9">4</text:span>) <text:s text:c="2"/>-<text:span text:style-name="T32">80 <text:s/></text:span>|</text:p>
      <text:p text:style-name="P44"><text:tab/><text:span text:style-name="T32">| <text:s text:c="4"/>0 <text:s text:c="9"/>0 <text:s text:c="8"/>1 <text:s/>|</text:span></text:p>
      <text:p text:style-name="P35"><text:span text:style-name="T1"/></text:p>
      <text:p text:style-name="P17">P <text:tab/>= <text:span text:style-name="T10">| <text:s/>90 <text:s/>90 <text:s/>1 <text:s/>|</text:span><text:span text:style-name="T12">T</text:span></text:p>
      <text:p text:style-name="P17"><text:span text:style-name="T12"/></text:p>
      <text:p text:style-name="P36"><text:span text:style-name="T23">P</text:span><text:span text:style-name="T17">O</text:span><text:tab/><text:span text:style-name="T20">= | <text:s/>90*cos(π/4)+90*sin(π/4)+1*-100 <text:s/>90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8:59:58.941954666</meta:creation-date>
    <dc:date>2015-05-13T17:09:16.943428302</dc:date>
    <meta:editing-duration>PT7H19M7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3" meta:paragraph-count="72" meta:word-count="665" meta:character-count="3362" meta:non-whitespace-character-count="2568"/>
  </office:meta>
</office:document-meta>
</file>